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46000001E696CA70ECC8013479.png" manifest:media-type="image/png"/>
  <manifest:file-entry manifest:full-path="Pictures/1000000000000246000001E63E8C50E13908866B.png" manifest:media-type="image/png"/>
  <manifest:file-entry manifest:full-path="Pictures/100000000000000700000007201482E450303CD3.jpg" manifest:media-type="image/jpeg"/>
  <manifest:file-entry manifest:full-path="Pictures/10000000000002B8000001BB50E447A79FBEF30E.png" manifest:media-type="image/png"/>
  <manifest:file-entry manifest:full-path="Pictures/10000000000002B8000001BB33AF87FE3C39FA52.png" manifest:media-type="image/png"/>
  <manifest:file-entry manifest:full-path="Pictures/100000000000023D000001E61A3AE1F4E7ABB696.png" manifest:media-type="image/png"/>
  <manifest:file-entry manifest:full-path="Pictures/100000000000000700000007015001AFBCF68C50.jpg" manifest:media-type="image/jpeg"/>
  <manifest:file-entry manifest:full-path="Pictures/10000000000002B8000001BBD8613D215A34601C.png" manifest:media-type="image/png"/>
  <manifest:file-entry manifest:full-path="Pictures/1000DC810000A57800007C20AABC768B7E7ACB30.svg" manifest:media-type="image/svg+xml"/>
  <manifest:file-entry manifest:full-path="Pictures/10000000000002B8000001BB1E650E43472F24E6.png" manifest:media-type="image/png"/>
  <manifest:file-entry manifest:full-path="Pictures/10000000000002B8000001BBF6AF22844369E9BA.png" manifest:media-type="image/png"/>
  <manifest:file-entry manifest:full-path="Pictures/1000000000000243000001E63E19B13D5F593A66.png" manifest:media-type="image/png"/>
  <manifest:file-entry manifest:full-path="Pictures/10000000000002B8000001BB4CC8F186317D6285.png" manifest:media-type="image/png"/>
  <manifest:file-entry manifest:full-path="Pictures/10000001000003300000026409AFC8EFE5687064.png" manifest:media-type="image/png"/>
  <manifest:file-entry manifest:full-path="Pictures/1000000000000246000001E61AF312C752526434.png" manifest:media-type="image/png"/>
  <manifest:file-entry manifest:full-path="Pictures/100000000000023D000001E62DCB3B7BE02FEE8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title">
      <style:graphic-properties draw:auto-grow-height="true" fo:min-height="2.629cm"/>
      <style:paragraph-properties style:writing-mode="lr-tb"/>
    </style:style>
    <style:style style:name="pr3" style:family="presentation" style:parent-style-name="Image-notes">
      <style:graphic-properties draw:fill-color="#ffffff" draw:auto-grow-height="true" fo:min-height="13.364cm"/>
      <style:paragraph-properties style:writing-mode="lr-tb"/>
    </style:style>
    <style:style style:name="pr4" style:family="presentation" style:parent-style-name="Image-title">
      <style:graphic-properties fo:min-height="2.629cm"/>
      <style:paragraph-properties style:writing-mode="lr-tb"/>
    </style:style>
    <style:style style:name="pr5" style:family="presentation" style:parent-style-name="Image-outline1">
      <style:graphic-properties fo:min-height="8.884cm"/>
      <style:paragraph-properties style:writing-mode="lr-tb"/>
    </style:style>
    <style:style style:name="pr6" style:family="presentation" style:parent-style-name="Image-notes">
      <style:graphic-properties draw:fill-color="#ffffff" fo:min-height="13.364cm"/>
      <style:paragraph-properties style:writing-mode="lr-tb"/>
    </style:style>
    <style:style style:name="P1" style:family="paragraph">
      <style:paragraph-properties fo:text-align="end"/>
      <style:text-properties fo:font-size="16pt"/>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text-properties fo:font-size="13pt"/>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text-align="center"/>
    </style:style>
    <style:style style:name="P8" style:family="paragraph">
      <loext:graphic-properties draw:fill-color="#ffffff"/>
      <style:text-properties fo:font-size="20pt"/>
    </style:style>
    <style:style style:name="P9" style:family="paragraph">
      <loext:graphic-properties draw:fill-color="#ffffff"/>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07/07/2023</text:span></text:p>
            <text:p text:style-name="P1"><text:span text:style-name="T2"/></text:p>
          </draw:text-box>
        </draw:frame>
        <draw:frame draw:style-name="gr2" draw:text-style-name="P4" draw:layer="layout" svg:width="6.604cm" svg:height="1.373cm" svg:x="20.32cm" svg:y="12.859cm">
          <draw:text-box>
            <text:p text:style-name="P3"><text:span text:style-name="T3">Iris-Ioana Roatis</text:span></text:p>
          </draw:text-box>
        </draw:frame>
        <draw:line draw:style-name="gr3" draw:text-style-name="P5" draw:layer="layout" svg:x1="19.812cm" svg:y1="12.154cm" svg:x2="19.812cm" svg:y2="14.948cm">
          <text:p/>
        </draw:line>
        <presentation:notes draw:style-name="dp2">
          <office:forms form:automatic-focus="false" form:apply-design-mode="false"/>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presentation:presentation-page-layout-name="AL2T1">
        <office:forms form:automatic-focus="false" form:apply-design-mode="false"/>
        <draw:frame presentation:style-name="pr2" draw:layer="layout" svg:width="25.199cm" svg:height="2.629cm" svg:x="1.301cm" svg:y="0.5cm" presentation:class="title" presentation:user-transformed="true">
          <draw:text-box>
            <text:p>Simulated Dataset</text:p>
          </draw:text-box>
        </draw:frame>
        <draw:frame draw:style-name="gr5" draw:text-style-name="P7" draw:layer="layout" svg:width="13.5cm" svg:height="8.593cm" svg:x="0.1cm" svg:y="4.5cm">
          <draw:image xlink:href="Pictures/10000000000002B8000001BB1E650E43472F24E6.png" xlink:type="simple" xlink:show="embed" xlink:actuate="onLoad" draw:mime-type="image/png">
            <text:p/>
          </draw:image>
        </draw:frame>
        <draw:frame draw:style-name="gr5" draw:text-style-name="P7" draw:layer="layout" svg:width="13.852cm" svg:height="8.817cm" svg:x="14cm" svg:y="4.394cm">
          <draw:image xlink:href="Pictures/10000000000002B8000001BB50E447A79FBEF30E.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2" draw:layer="layout" svg:width="25.199cm" svg:height="2.629cm" svg:x="1.301cm" svg:y="0.5cm" presentation:class="title" presentation:user-transformed="true">
          <draw:text-box>
            <text:p text:style-name="P7">Simulated Dataset</text:p>
          </draw:text-box>
        </draw:frame>
        <draw:frame draw:style-name="gr5" draw:text-style-name="P7" draw:layer="layout" svg:width="13.959cm" svg:height="11.717cm" svg:x="0.041cm" svg:y="3.129cm">
          <draw:image xlink:href="Pictures/1000000000000243000001E63E19B13D5F593A66.png" xlink:type="simple" xlink:show="embed" xlink:actuate="onLoad" draw:mime-type="image/png">
            <text:p/>
          </draw:image>
        </draw:frame>
        <draw:frame draw:style-name="gr5" draw:text-style-name="P7" draw:layer="layout" svg:width="13.617cm" svg:height="11.371cm" svg:x="14.3cm" svg:y="3.129cm">
          <draw:image xlink:href="Pictures/1000000000000246000001E61AF312C752526434.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Image" presentation:presentation-page-layout-name="AL2T1">
        <office:forms form:automatic-focus="false" form:apply-design-mode="false"/>
        <draw:frame presentation:style-name="pr2" draw:layer="layout" svg:width="25.199cm" svg:height="2.629cm" svg:x="1.301cm" svg:y="0.5cm" presentation:class="title" presentation:user-transformed="true">
          <draw:text-box>
            <text:p>Wine Quality</text:p>
          </draw:text-box>
        </draw:frame>
        <draw:frame draw:style-name="gr5" draw:text-style-name="P7" draw:layer="layout" svg:width="13.354cm" svg:height="8.5cm" svg:x="0.4cm" svg:y="4.5cm">
          <draw:image xlink:href="Pictures/10000000000002B8000001BBF6AF22844369E9BA.png" xlink:type="simple" xlink:show="embed" xlink:actuate="onLoad" draw:mime-type="image/png">
            <text:p/>
          </draw:image>
        </draw:frame>
        <draw:frame draw:style-name="gr5" draw:text-style-name="P7" draw:layer="layout" svg:width="13.646cm" svg:height="8.685cm" svg:x="14.354cm" svg:y="4.5cm">
          <draw:image xlink:href="Pictures/10000000000002B8000001BB33AF87FE3C39FA52.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presentation:style-name="pr2" draw:layer="layout" svg:width="25.199cm" svg:height="2.629cm" svg:x="1.301cm" svg:y="0.5cm" presentation:class="title" presentation:user-transformed="true">
          <draw:text-box>
            <text:p text:style-name="P7">Wine Quality</text:p>
          </draw:text-box>
        </draw:frame>
        <draw:frame draw:style-name="gr5" draw:text-style-name="P7" draw:layer="layout" svg:width="13.673cm" svg:height="11.597cm" svg:x="0.327cm" svg:y="3.303cm">
          <draw:image xlink:href="Pictures/100000000000023D000001E61A3AE1F4E7ABB696.png" xlink:type="simple" xlink:show="embed" xlink:actuate="onLoad" draw:mime-type="image/png">
            <text:p/>
          </draw:image>
        </draw:frame>
        <draw:frame draw:style-name="gr5" draw:text-style-name="P7" draw:layer="layout" svg:width="13.307cm" svg:height="11.287cm" svg:x="14.393cm" svg:y="3.3cm">
          <draw:image xlink:href="Pictures/100000000000023D000001E62DCB3B7BE02FEE8E.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Image" presentation:presentation-page-layout-name="AL2T1">
        <office:forms form:automatic-focus="false" form:apply-design-mode="false"/>
        <draw:frame presentation:style-name="pr2" draw:layer="layout" svg:width="25.199cm" svg:height="2.629cm" svg:x="1.301cm" svg:y="0.5cm" presentation:class="title" presentation:user-transformed="true">
          <draw:text-box>
            <text:p>Body Signal Smoking</text:p>
          </draw:text-box>
        </draw:frame>
        <draw:frame draw:style-name="gr5" draw:text-style-name="P7" draw:layer="layout" svg:width="13.708cm" svg:height="8.725cm" svg:x="14cm" svg:y="4.5cm">
          <draw:image xlink:href="Pictures/10000000000002B8000001BB4CC8F186317D6285.png" xlink:type="simple" xlink:show="embed" xlink:actuate="onLoad" draw:mime-type="image/png">
            <text:p/>
          </draw:image>
        </draw:frame>
        <draw:frame draw:style-name="gr5" draw:text-style-name="P7" draw:layer="layout" svg:width="13.923cm" svg:height="8.861cm" svg:x="0.077cm" svg:y="4.5cm">
          <draw:image xlink:href="Pictures/10000000000002B8000001BBD8613D215A34601C.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Image" presentation:presentation-page-layout-name="AL2T1">
        <office:forms form:automatic-focus="false" form:apply-design-mode="false"/>
        <draw:frame presentation:style-name="pr2" draw:layer="layout" svg:width="25.199cm" svg:height="2.629cm" svg:x="1.301cm" svg:y="0.5cm" presentation:class="title" presentation:user-transformed="true">
          <draw:text-box>
            <text:p text:style-name="P7">Body Signal Smoking</text:p>
          </draw:text-box>
        </draw:frame>
        <draw:frame draw:style-name="gr5" draw:text-style-name="P7" draw:layer="layout" svg:width="13.517cm" svg:height="11.287cm" svg:x="14.283cm" svg:y="3.313cm">
          <draw:image xlink:href="Pictures/1000000000000246000001E63E8C50E13908866B.png" xlink:type="simple" xlink:show="embed" xlink:actuate="onLoad" draw:mime-type="image/png">
            <text:p/>
          </draw:image>
        </draw:frame>
        <draw:frame draw:style-name="gr5" draw:text-style-name="P7" draw:layer="layout" svg:width="13.008cm" svg:height="10.862cm" svg:x="0.5cm" svg:y="3.303cm">
          <draw:image xlink:href="Pictures/1000000000000246000001E696CA70ECC8013479.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Image" presentation:presentation-page-layout-name="AL2T1">
        <office:forms form:automatic-focus="false" form:apply-design-mode="false"/>
        <draw:frame presentation:style-name="pr4" draw:layer="layout" svg:width="25.199cm" svg:height="2.629cm" svg:x="1.3cm" svg:y="1.3cm" presentation:class="title" presentation:placeholder="true">
          <draw:text-box/>
        </draw:frame>
        <draw:frame presentation:style-name="pr5" draw:layer="layout" svg:width="25.199cm" svg:height="9.134cm" svg:x="1.3cm" svg:y="5cm" presentation:class="outline" presentation:placeholder="true">
          <draw:text-box/>
        </draw:frame>
        <presentation:notes draw:style-name="dp2">
          <office:forms form:automatic-focus="false" form:apply-design-mode="false"/>
          <draw:page-thumbnail draw:style-name="gr4" draw:layer="layout" svg:width="0.001cm" svg:height="0.001cm" svg:x="0cm" svg:y="2.257cm" draw:page-number="8"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text-properties fo:font-size="10pt"/>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style:text-properties fo:font-size="80pt"/>
    </style:style>
    <style:style style:name="MP69" style:family="paragraph">
      <loext:graphic-properties draw:fill="none" draw:fill-color="#ffffff"/>
      <style:paragraph-properties style:writing-mode="lr-tb"/>
      <style:text-properties fo:font-size="80pt" style:text-underline-style="none" style:font-size-asian="18pt" style:font-size-complex="18pt"/>
    </style:style>
    <style:style style:name="MP70" style:family="paragraph">
      <style:text-properties fo:font-size="72pt"/>
    </style:style>
    <style:style style:name="MP71" style:family="paragraph">
      <loext:graphic-properties draw:fill="none" draw:fill-color="#ffffff"/>
      <style:paragraph-properties style:writing-mode="lr-tb"/>
      <style:text-properties fo:font-size="72pt" style:text-underline-style="none" style:font-size-asian="18pt" style:font-size-complex="18pt"/>
    </style:style>
    <style:style style:name="MP72" style:family="paragraph">
      <loext:graphic-properties draw:fill="bitmap" draw:fill-color="#cccccc" draw:fill-image-name="Bitmap_20_113" draw:fill-image-width="0.211cm" draw:fill-image-height="0.211cm" style:repeat="repeat"/>
      <style:paragraph-properties fo:text-align="center"/>
    </style:style>
    <style:style style:name="MP73" style:family="paragraph">
      <loext:graphic-properties draw:fill="bitmap" draw:fill-color="#cccccc" draw:fill-image-name="Bitmap_20_229" draw:fill-image-width="0.211cm" draw:fill-image-height="0.211cm" style:repeat="repeat"/>
      <style:paragraph-properties fo:text-align="center"/>
    </style:style>
    <style:style style:name="MP74" style:family="paragraph">
      <loext:graphic-properties draw:fill="bitmap" draw:fill-color="#cccccc" draw:fill-image-name="Bitmap_20_230" draw:fill-image-width="0.211cm" draw:fill-image-height="0.211cm" style:repeat="repeat"/>
      <style:paragraph-properties fo:text-align="center"/>
    </style:style>
    <style:style style:name="MP75" style:family="paragraph">
      <loext:graphic-properties draw:fill="bitmap" draw:fill-color="#cccccc" draw:fill-image-name="Bitmap_20_231" draw:fill-image-width="0.211cm" draw:fill-image-height="0.211cm" style:repeat="repeat"/>
      <style:paragraph-properties fo:text-align="center"/>
    </style:style>
    <style:style style:name="MP76" style:family="paragraph">
      <loext:graphic-properties draw:fill="bitmap" draw:fill-color="#cccccc" draw:fill-image-name="Bitmap_20_232" draw:fill-image-width="0.211cm" draw:fill-image-height="0.211cm" style:repeat="repeat"/>
      <style:paragraph-properties fo:text-align="center"/>
    </style:style>
    <style:style style:name="MP77" style:family="paragraph">
      <loext:graphic-properties draw:fill="bitmap" draw:fill-color="#cccccc" draw:fill-image-name="Bitmap_20_233" draw:fill-image-width="0.211cm" draw:fill-image-height="0.211cm" style:repeat="repeat"/>
      <style:paragraph-properties fo:text-align="center"/>
    </style:style>
    <style:style style:name="MP78" style:family="paragraph">
      <loext:graphic-properties draw:fill="bitmap" draw:fill-color="#cccccc" draw:fill-image-name="Bitmap_20_234" draw:fill-image-width="0.211cm" draw:fill-image-height="0.211cm" style:repeat="repeat"/>
      <style:paragraph-properties fo:text-align="center"/>
    </style:style>
    <style:style style:name="MP79" style:family="paragraph">
      <loext:graphic-properties draw:fill="bitmap" draw:fill-color="#cccccc" draw:fill-image-name="Bitmap_20_235" draw:fill-image-width="0.211cm" draw:fill-image-height="0.211cm" style:repeat="repeat"/>
      <style:paragraph-properties fo:text-align="center"/>
    </style:style>
    <style:style style:name="MP80" style:family="paragraph">
      <loext:graphic-properties draw:fill="bitmap" draw:fill-color="#cccccc" draw:fill-image-name="Bitmap_20_236" draw:fill-image-width="0.211cm" draw:fill-image-height="0.211cm" style:repeat="repeat"/>
      <style:paragraph-properties fo:text-align="center"/>
    </style:style>
    <style:style style:name="MP81" style:family="paragraph">
      <loext:graphic-properties draw:fill="bitmap" draw:fill-color="#cccccc" draw:fill-image-name="Bitmap_20_237" draw:fill-image-width="0.211cm" draw:fill-image-height="0.211cm" style:repeat="repeat"/>
      <style:paragraph-properties fo:text-align="center"/>
    </style:style>
    <style:style style:name="MP82" style:family="paragraph">
      <loext:graphic-properties draw:fill="bitmap" draw:fill-color="#cccccc" draw:fill-image-name="Bitmap_20_238" draw:fill-image-width="0.211cm" draw:fill-image-height="0.211cm" style:repeat="repeat"/>
      <style:paragraph-properties fo:text-align="center"/>
    </style:style>
    <style:style style:name="MP83" style:family="paragraph">
      <loext:graphic-properties draw:fill="bitmap" draw:fill-color="#cccccc" draw:fill-image-name="Bitmap_20_239" draw:fill-image-width="0.211cm" draw:fill-image-height="0.211cm" style:repeat="repeat"/>
      <style:paragraph-properties fo:text-align="center"/>
    </style:style>
    <style:style style:name="MP84" style:family="paragraph">
      <loext:graphic-properties draw:fill="bitmap" draw:fill-color="#cccccc" draw:fill-image-name="Bitmap_20_240" draw:fill-image-width="0.211cm" draw:fill-image-height="0.211cm" style:repeat="repeat"/>
      <style:paragraph-properties fo:text-align="center"/>
    </style:style>
    <style:style style:name="MP85" style:family="paragraph">
      <loext:graphic-properties draw:fill="bitmap" draw:fill-color="#cccccc" draw:fill-image-name="Bitmap_20_241" draw:fill-image-width="0.211cm" draw:fill-image-height="0.211cm" style:repeat="repeat"/>
      <style:paragraph-properties fo:text-align="center"/>
    </style:style>
    <style:style style:name="MP86" style:family="paragraph">
      <loext:graphic-properties draw:fill="bitmap" draw:fill-color="#cccccc" draw:fill-image-name="Bitmap_20_242" draw:fill-image-width="0.211cm" draw:fill-image-height="0.211cm" style:repeat="repeat"/>
      <style:paragraph-properties fo:text-align="center"/>
    </style:style>
    <style:style style:name="MP87" style:family="paragraph">
      <loext:graphic-properties draw:fill="bitmap" draw:fill-color="#cccccc" draw:fill-image-name="Bitmap_20_243" draw:fill-image-width="0.211cm" draw:fill-image-height="0.211cm" style:repeat="repeat"/>
      <style:paragraph-properties fo:text-align="center"/>
    </style:style>
    <style:style style:name="MP88" style:family="paragraph">
      <loext:graphic-properties draw:fill="bitmap" draw:fill-color="#cccccc" draw:fill-image-name="Bitmap_20_244" draw:fill-image-width="0.211cm" draw:fill-image-height="0.211cm" style:repeat="repeat"/>
      <style:paragraph-properties fo:text-align="center"/>
    </style:style>
    <style:style style:name="MP89" style:family="paragraph">
      <loext:graphic-properties draw:fill="bitmap" draw:fill-color="#cccccc" draw:fill-image-name="Bitmap_20_245" draw:fill-image-width="0.211cm" draw:fill-image-height="0.211cm" style:repeat="repeat"/>
      <style:paragraph-properties fo:text-align="center"/>
    </style:style>
    <style:style style:name="MP90" style:family="paragraph">
      <loext:graphic-properties draw:fill="bitmap" draw:fill-color="#cccccc" draw:fill-image-name="Bitmap_20_246" draw:fill-image-width="0.211cm" draw:fill-image-height="0.211cm" style:repeat="repeat"/>
      <style:paragraph-properties fo:text-align="center"/>
    </style:style>
    <style:style style:name="MP91" style:family="paragraph">
      <loext:graphic-properties draw:fill="bitmap" draw:fill-color="#cccccc" draw:fill-image-name="Bitmap_20_247" draw:fill-image-width="0.211cm" draw:fill-image-height="0.211cm" style:repeat="repeat"/>
      <style:paragraph-properties fo:text-align="center"/>
    </style:style>
    <style:style style:name="MP92" style:family="paragraph">
      <loext:graphic-properties draw:fill="bitmap" draw:fill-color="#cccccc" draw:fill-image-name="Bitmap_20_248" draw:fill-image-width="0.211cm" draw:fill-image-height="0.211cm" style:repeat="repeat"/>
      <style:paragraph-properties fo:text-align="center"/>
    </style:style>
    <style:style style:name="MP93" style:family="paragraph">
      <loext:graphic-properties draw:fill="bitmap" draw:fill-color="#cccccc" draw:fill-image-name="Bitmap_20_249" draw:fill-image-width="0.211cm" draw:fill-image-height="0.211cm" style:repeat="repeat"/>
      <style:paragraph-properties fo:text-align="center"/>
    </style:style>
    <style:style style:name="MP94" style:family="paragraph">
      <loext:graphic-properties draw:fill="bitmap" draw:fill-color="#cccccc" draw:fill-image-name="Bitmap_20_250" draw:fill-image-width="0.211cm" draw:fill-image-height="0.211cm" style:repeat="repeat"/>
      <style:paragraph-properties fo:text-align="center"/>
    </style:style>
    <style:style style:name="MP95"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9" draw:layer="backgroundobjects" svg:width="3.048cm" svg:height="3.405cm" svg:x="10.68cm" svg:y="3.912cm">
        <draw:text-box>
          <text:p text:style-name="MP68"><text:span text:style-name="MT4">“</text:span></text:p>
        </draw:text-box>
      </draw:frame>
      <draw:frame draw:style-name="Mgr82" draw:text-style-name="MP71" draw:layer="backgroundobjects" svg:width="3.048cm" svg:height="3.088cm" svg:x="21.856cm" svg:y="8.444cm">
        <draw:text-box>
          <text:p text:style-name="MP70"><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2"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3"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4"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5"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6"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7"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8"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9"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80"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81"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2"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3"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4"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5"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6"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7"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8"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9"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90"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91"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2"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3"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4"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5"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7-06T11:49:48.636304717</meta:creation-date>
    <meta:editing-duration>PT4H50M14S</meta:editing-duration>
    <meta:editing-cycles>2</meta:editing-cycles>
    <dc:date>2023-07-06T17:50:54.725135084</dc:date>
    <meta:document-statistic meta:object-count="284"/>
  </office:meta>
</office:document-meta>
</file>